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 fo:padding="0.074cm" fo:border-left="none" fo:border-right="none" fo:border-top="none" fo:border-bottom="0.002cm solid #000000" style:join-border="false"/>
    </style:style>
    <style:style style:name="T1" style:family="text">
      <style:text-properties fo:color="#000000" style:text-outline="false" style:text-line-through-style="none" style:font-name="Thorndale" fo:font-size="12pt" fo:font-style="normal" fo:text-shadow="none" style:text-underline-style="none" fo:font-weight="normal" style:font-name-asian="Thorndale" style:font-size-asian="12pt" style:font-style-asian="normal" style:font-weight-asian="normal" style:font-name-complex="Thorndale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лайд 1:</text:p>
      <text:p text:style-name="Standard"/>
      <text:p text:style-name="Standard">Уважаемый председатель и члены государственной аттестационной комиссии.</text:p>
      <text:p text:style-name="Standard"/>
      <text:p text:style-name="Standard">Я, Назаренко Никита Вячеславович представляю выпускную квалификационную работу на тему «<text:span text:style-name="T1">Разработка системы управления сетевым доступом к файлам с поддержкой контроля версий для ОС GNU/Linux</text:span>»</text:p>
      <text:p text:style-name="Standard"/>
      <text:p text:style-name="Standard">Слайд 2:</text:p>
      <text:p text:style-name="Standard"/>
      <text:p text:style-name="Standard">Работа выполняется для Государственного образовательного учреждения &lt;&lt;Центр образования Санкт-Петербургский городской дворец творчества юных&gt;&gt;. Высокая степень интеграции информационных технологий в образовательную и организационную деятельность дворца ставит задачу простого, не ресурсоёмкого доступа к большим объёмам различной документации, цчебным материалам медиа и справочному контенту. К сложностям реализации данной задачи можно отнести с одной стороны сложную организационную структуру дворца, которая представлена на слайде и территориальную разобщённость подразделений. Кроме того, необходимо учесть различный уровень владения информационными технологиями сотрудников дворца. <text:s/>В то же время начиная с 2008 года в организации принята программа перехода на свободное программное обеспечение, что накладывает определённые ограничения на способы реализации данной задачи. Более подробно анализ особенностей и сложностей поставленной задачи описан в пояснительной записке. </text:p>
      <text:p text:style-name="Standard"/>
      <text:p text:style-name="Standard">Таким образом можно сказать, что целью данной работы является создание сетевого хранилища с разграничением прав доступа и администрирования и поддержкой истории изменений. </text:p>
      <text:p text:style-name="Standard"/>
      <text:p text:style-name="P1"/>
      <text:p text:style-name="P1">Слайд 3:</text:p>
      <text:p text:style-name="P1">Исходя из заявленных целей и задач с учётом озвученных ограничений, в обзоре аналогов рассмотрены системы поддерживающие сетевой доступ, разграничение прав и контроль версий свободно распространяемые и обладающие открытым исходным кодом. Кроме того, в пояснительной записке представлен обзор решений и технологий с закрытым кодом, в том числе для других платформ.</text:p>
      <text:p text:style-name="P1"/>
      <text:p text:style-name="P1">Основными аналогами позволяющими решать заявленные задачи с точки зрения пользователя можно считать: Samba, ftp, svn (Указать только причины, по которым это не может быть использовано)</text:p>
      <text:p text:style-name="P1"/>
      <text:p text:style-name="P1">Подробный обзор аналогов находится в пояснительной записке.</text:p>
      <text:p text:style-name="P1"/>
      <text:p text:style-name="P1">Слайд # (организация использования)</text:p>
      <text:p text:style-name="P1">тут описать про организационные мероприятия при развёртывании, описать наличие трёх основных типов пользователей и основные выполняемые ими функции.</text:p>
      <text:p text:style-name="P1"/>
      <text:p text:style-name="P1">На слайды поместить use case каждого из типов пользователей. В идеале с анимацией.</text:p>
      <text:p text:style-name="P9"/>
      <text:p text:style-name="P1"/>
      <text:p text:style-name="P1">Для развёртывания системы необходимо провести комплекс организационно-технических мероприятий, таких как: назначение системного администратора, назначение администраторов отделов, настройка серверного программного обеспечения, настройка <text:soft-page-break/>клиентского программного обеспечения, создание учётных записей пользователей и создание дерева каталогов. </text:p>
      <text:p text:style-name="P1">Существует три основных типа пользователей в системе — это системный администратор, администраторы отделов и пользователи. Задачами системного администратора являются: обслуживание серверной части системы, назначение и подготовка администраторов отделов.</text:p>
      <text:p text:style-name="P1">Администраторы отделов занимаются созданием учётных записей пользователей для своих отделов, созданием подгрупп и назначением пользователям прав доступа. Пользователь — использует систему для хранения своих файлов.</text:p>
      <text:p text:style-name="P1"/>
      <text:p text:style-name="P1">Слайд 4:</text:p>
      <text:p text:style-name="P1"/>
      <text:p text:style-name="P1">Для поддержки заявленного распределения выполняемых функций оптимально использование трёхзвенной архитектуры в составе: клиентской части, реализующей запрос и передачу на сервер информации о имени пользователя и пароле, монтирование удалённого дерева каталогов в операционной системе пользователя. Серверной части, обеспечивающей бизнес-логику функционирования приложения в целом, визуального интерфейса назначения прав и хранилища данных обеспечивающее физическое хранение файлов. Рассмотрим более подробно эти компоненты.</text:p>
      <text:p text:style-name="P1"/>
      <text:p text:style-name="P1">Хранилище данных состоит из СУБД и файлового хранилища, в котором находится содержимое файлов находящихся в системе. </text:p>
      <text:p text:style-name="P8"/>
      <text:p text:style-name="P8">Исходя из требований к функциональности системы, СУБД содержит следующие основные таблицы:</text:p>
      <text:list xml:id="list2123717246" text:style-name="L2">
        <text:list-item>
          <text:p text:style-name="P6">Users — для хранения информации о пользователях</text:p>
        </text:list-item>
        <text:list-item>
          <text:p text:style-name="P6">Groups — для хранения групп</text:p>
        </text:list-item>
        <text:list-item>
          <text:p text:style-name="P6">TreeObjects — для хранения структуры файловой системы</text:p>
        </text:list-item>
        <text:list-item>
          <text:p text:style-name="P6">ObjectRevisions — для хранения информации о версиях файлов</text:p>
        </text:list-item>
        <text:list-item>
          <text:p text:style-name="P6">Contents — для хранения информации о содержимом файлов</text:p>
        </text:list-item>
        <text:list-item>
          <text:p text:style-name="P6">ActionRestricrions — для хранения прав доступа к объектам</text:p>
        </text:list-item>
      </text:list>
      <text:p text:style-name="P3"/>
      <text:p text:style-name="P8">Также БД содержит вспомогательные таблицы для обеспечения связей «многие ко многим», которые позволяют хранить информацию о принадлежности пользователя группам и списков директорий групп и личных директорий пользователей.</text:p>
      <text:p text:style-name="P8"/>
      <text:p text:style-name="P8">Более подробно см. в пояснительную записку.</text:p>
      <text:p text:style-name="P8"/>
      <text:p text:style-name="P8"/>
      <text:p text:style-name="P1"/>
      <text:p text:style-name="P1">//описание хранилища данных, рассказать про разделение на СУБД и файловое хранилище. Описать сформированную БД, только основные сущности без аттрибутов. Сослаться на пояснительную записку.</text:p>
      <text:p text:style-name="P1"/>
      <text:p text:style-name="P9">//описание сервера приложений и его взаимодействия его с хранилищем данных</text:p>
      <text:p text:style-name="P1"/>
      <text:p text:style-name="P1">Исходя из рассмотренных аналогов и требований заказчика принято решение об использовании трёхзвенной архитектуры.</text:p>
      <text:p text:style-name="P1"/>
      <text:p text:style-name="P1">Система состоит из клиентской части, серверной части, хранилища данных и инструмента администрирования. Такая архитектура позволяет разделить работу с пользователем, реализацию хранения файлов, управление правами доступа и бизнес логику такую как: аутентификация пользователей, реализация версионности и поддержка структуры файловой системы.</text:p>
      <text:p text:style-name="P1"/>
      <text:p text:style-name="P1">Слайд 5:</text:p>
      <text:p text:style-name="P1"><text:soft-page-break/></text:p>
      <text:p text:style-name="P1">В процессе проектирования системы с учётом требований заказчика было принято решение об использовании следующих инструментов для разработки:</text:p>
      <text:list xml:id="list2049830899" text:style-name="L1">
        <text:list-item>
          <text:p text:style-name="P4">операционная система Ubuntu Linux</text:p>
        </text:list-item>
        <text:list-item>
          <text:p text:style-name="P4">СУБД PostgreSQL</text:p>
        </text:list-item>
        <text:list-item>
          <text:p text:style-name="P4">Языки программирования C и Python</text:p>
        </text:list-item>
        <text:list-item>
          <text:p text:style-name="P4">библиотека объектно-реляционного отображения SQLAlchemy</text:p>
        </text:list-item>
      </text:list>
      <text:p text:style-name="P2"/>
      <text:p text:style-name="P2"/>
      <text:p text:style-name="P2"/>
      <text:p text:style-name="P1"/>
      <text:p text:style-name="P1">Слайд 6: Архитектура БД</text:p>
      <text:p text:style-name="P1"/>
      <text:p text:style-name="P8"/>
      <text:p text:style-name="P3"/>
      <text:p text:style-name="P3">Слайд 7: Клиентская часть</text:p>
      <text:p text:style-name="P3"/>
      <text:p text:style-name="P3">Клиентская часть реализует доступ к файловому хранилищу как к подкаталогу в дереве каталогов пользователя. Это достигается использованием средств, которые позволяют предоставить POSIX интерфейс к сетевому хранилищу данных. </text:p>
      <text:p text:style-name="P3"/>
      <text:p text:style-name="P3">Для интерфейсом к системе выступает FUSE — модуль ядра Linux позволяющий создавать реализации файловых систем в пользовательском пространстве. Такой подход позволяет пользователям работать с хранилищем данных как с частью файловой системы.</text:p>
      <text:p text:style-name="P3"/>
      <text:p text:style-name="P3">Слайд 8: Инструмент администрирования</text:p>
      <text:p text:style-name="P3"/>
      <text:p text:style-name="P3">Инструмент администрирования необходим для решения задач управления учётными записями пользователей, управления группами и назначения прав доступа.</text:p>
      <text:p text:style-name="P3"/>
      <text:p text:style-name="P3"/>
      <text:p text:style-name="P3">Слайд 9: внедрение</text:p>
      <text:p text:style-name="P3"/>
      <text:p text:style-name="P3">Для ввода системы в в эксплуатацию необходимо провести комплекс организационно-технических мероприятий, среди которых основнами можно выделить: формирование иерархической организационной структуры, мероприятия по настройке серверных и пользовательских операционных систем, настройка маршрутизации.</text:p>
      <text:p text:style-name="P3"/>
      <text:p text:style-name="P3">// слова про тестирование</text:p>
      <text:p text:style-name="P3"/>
      <text:p text:style-name="P3">Спасибо за внимание, разрешите продемонстрировать возможности системы в действии.</text:p>
      <text:p text:style-name="P3"/>
      <text:p text:style-name="P3">//поговорить с Алексеевым насчёт второго компа и KVM свитча.</text:p>
      <text:p text:style-name="P3"/>
      <text:p text:style-name="P3"/>
      <text:p text:style-name="P3"/>
      <text:p text:style-name="P3"/>
      <text:p text:style-name="P3"/>
      <text:p text:style-name="P3">//В рамках работы было проведено экономическое обоснование и вопросы безопасности работы. Результаты представлены на слайде и в пояснительной запис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_3f__3f__3f__3f__3f__3f__3f_" style:display-name="???????" style:family="paragraph">
      <style:paragraph-properties fo:margin-left="0cm" fo:margin-right="0cm" style:line-height-at-least="0.353cm" fo:text-align="start" style:justify-single-word="false" fo:text-indent="0cm" style:auto-text-indent="false"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>
      <style:text-properties fo:font-size="16pt" style:font-size-asian="16pt" style:font-size-complex="16pt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/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_3f__3f__3f__3f__3f__3f__3f__20__3f__3f__3f__3f__3f_" style:display-name="????????? ?????" style:family="paragraph" style:parent-style-name="_3f__3f__3f__3f__3f__3f__3f_">
      <style:text-properties fo:font-size="12pt" style:font-size-asian="12pt" style:font-size-complex="12pt"/>
    </style:style>
    <style:style style:name="lyt-cool_7e_LT_7e_Gliederung_20_1" style:display-name="lyt-cool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_3f__3f__3f__3f__3f__3f__3f__20__3f__3f__3f__3f_" style:display-name="??????? ????" style:family="paragraph">
      <style:paragraph-properties style:text-autospace="none"/>
      <style:text-properties style:font-name="Thorndale" style:font-name-asian="Thorndale" style:font-name-complex="Thorndal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WW-_3f__3f__3f__3f__3f__3f__3f__3f__3f__20_11" style:display-name="WW-????????? 1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/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SavanT</meta:initial-creator>
    <meta:creation-date>2010-11-27T02:19:29</meta:creation-date>
    <dc:date>2011-01-16T06:19:36</dc:date>
    <dc:creator>Dark SavanT</dc:creator>
    <meta:editing-duration>PT27H50M23S</meta:editing-duration>
    <meta:editing-cycles>8</meta:editing-cycles>
    <meta:generator>OpenOffice.org/3.2$Linux OpenOffice.org_project/320m19$Build-9505</meta:generator>
    <meta:printed-by>Dark SavanT</meta:printed-by>
    <meta:print-date>2011-01-15T13:35:16</meta:print-date>
    <meta:document-statistic meta:table-count="0" meta:image-count="0" meta:object-count="0" meta:page-count="3" meta:paragraph-count="50" meta:word-count="824" meta:character-count="6751"/>
  </office:meta>
</office:document-meta>
</file>